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size="20pt" style:font-size-asian="20pt" style:font-size-complex="20pt"/>
    </style:style>
    <style:style style:name="P2" style:parent-style-name="Normal" style:family="paragraph">
      <style:paragraph-properties fo:text-align="center"/>
      <style:text-properties fo:font-size="20pt" style:font-size-asian="20pt" style:font-size-complex="20pt"/>
    </style:style>
    <style:style style:name="P3" style:parent-style-name="Normal" style:family="paragraph">
      <style:paragraph-properties fo:text-align="center"/>
      <style:text-properties fo:font-size="20pt" style:font-size-asian="20pt" style:font-size-complex="20pt"/>
    </style:style>
    <style:style style:name="P4" style:parent-style-name="Normal" style:family="paragraph">
      <style:paragraph-properties fo:text-align="center"/>
      <style:text-properties fo:font-size="20pt" style:font-size-asian="20pt" style:font-size-complex="20pt"/>
    </style:style>
    <style:style style:name="P5" style:parent-style-name="Normal" style:family="paragraph">
      <style:paragraph-properties fo:text-align="center"/>
      <style:text-properties fo:font-size="20pt" style:font-size-asian="20pt" style:font-size-complex="20pt"/>
    </style:style>
    <style:style style:name="P6" style:parent-style-name="Normal" style:family="paragraph">
      <style:paragraph-properties fo:text-align="center"/>
      <style:text-properties fo:font-size="20pt" style:font-size-asian="20pt" style:font-size-complex="20pt"/>
    </style:style>
    <style:style style:name="P7" style:parent-style-name="Normal" style:family="paragraph">
      <style:paragraph-properties fo:text-align="center"/>
      <style:text-properties fo:font-size="20pt" style:font-size-asian="20pt" style:font-size-complex="20pt"/>
    </style:style>
    <style:style style:name="P8" style:parent-style-name="Normal" style:family="paragraph">
      <style:paragraph-properties fo:text-align="center"/>
      <style:text-properties fo:font-size="20pt" style:font-size-asian="20pt" style:font-size-complex="20pt"/>
    </style:style>
    <style:style style:name="P9" style:parent-style-name="Normal" style:family="paragraph">
      <style:paragraph-properties fo:text-align="center"/>
      <style:text-properties fo:font-size="20pt" style:font-size-asian="20pt" style:font-size-complex="20pt"/>
    </style:style>
    <style:style style:name="P10" style:parent-style-name="Normal" style:family="paragraph">
      <style:paragraph-properties fo:text-align="center"/>
      <style:text-properties fo:font-size="20pt" style:font-size-asian="20pt" style:font-size-complex="20pt"/>
    </style:style>
    <style:style style:name="P11" style:parent-style-name="Normal" style:family="paragraph">
      <style:paragraph-properties fo:text-align="center"/>
      <style:text-properties fo:font-size="20pt" style:font-size-asian="20pt" style:font-size-complex="20pt"/>
    </style:style>
    <style:style style:name="P12" style:parent-style-name="Normal" style:family="paragraph">
      <style:paragraph-properties fo:text-align="center"/>
      <style:text-properties fo:font-size="20pt" style:font-size-asian="20pt" style:font-size-complex="20pt"/>
    </style:style>
    <style:style style:name="P13" style:parent-style-name="Normal" style:family="paragraph">
      <style:paragraph-properties fo:text-align="center"/>
      <style:text-properties fo:font-size="20pt" style:font-size-asian="20pt" style:font-size-complex="20pt"/>
    </style:style>
    <style:style style:name="P14" style:parent-style-name="Normal" style:family="paragraph">
      <style:paragraph-properties fo:text-align="center"/>
      <style:text-properties fo:font-size="20pt" style:font-size-asian="20pt" style:font-size-complex="20pt"/>
    </style:style>
    <style:style style:name="P15" style:parent-style-name="Normal" style:family="paragraph">
      <style:paragraph-properties fo:text-align="center"/>
      <style:text-properties fo:font-size="20pt" style:font-size-asian="20pt" style:font-size-complex="20pt"/>
    </style:style>
    <style:style style:name="P16" style:parent-style-name="Normal" style:family="paragraph">
      <style:paragraph-properties fo:text-align="center"/>
      <style:text-properties fo:font-size="20pt" style:font-size-asian="20pt" style:font-size-complex="20pt"/>
    </style:style>
    <style:style style:name="P17" style:parent-style-name="Normal" style:family="paragraph">
      <style:paragraph-properties fo:text-align="center"/>
      <style:text-properties fo:font-size="20pt" style:font-size-asian="20pt" style:font-size-complex="20pt"/>
    </style:style>
    <style:style style:name="P18" style:parent-style-name="Normal" style:family="paragraph">
      <style:paragraph-properties fo:text-align="center"/>
      <style:text-properties fo:font-size="20pt" style:font-size-asian="20pt" style:font-size-complex="20pt"/>
    </style:style>
    <style:style style:name="P19" style:parent-style-name="Normal" style:family="paragraph">
      <style:paragraph-properties fo:text-align="center"/>
      <style:text-properties fo:font-size="20pt" style:font-size-asian="20pt" style:font-size-complex="20pt"/>
    </style:style>
    <style:style style:name="P20" style:parent-style-name="Normal" style:family="paragraph">
      <style:paragraph-properties fo:text-align="center"/>
      <style:text-properties fo:font-size="20pt" style:font-size-asian="20pt" style:font-size-complex="20pt"/>
    </style:style>
    <style:style style:name="P21"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22" style:parent-style-name="Normal" style:family="paragraph">
      <style:paragraph-properties fo:text-align="justify"/>
      <style:text-properties fo:font-size="20pt" style:font-size-asian="20pt" style:font-size-complex="20pt"/>
    </style:style>
    <style:style style:name="P23" style:parent-style-name="Normal" style:family="paragraph">
      <style:paragraph-properties fo:text-align="justify"/>
      <style:text-properties fo:font-size="20pt" style:font-size-asian="20pt" style:font-size-complex="20pt"/>
    </style:style>
    <style:style style:name="P24" style:parent-style-name="Normal" style:family="paragraph">
      <style:paragraph-properties fo:text-align="justify"/>
      <style:text-properties fo:font-size="20pt" style:font-size-asian="20pt" style:font-size-complex="20pt"/>
    </style:style>
    <style:style style:name="P25" style:parent-style-name="Normal" style:family="paragraph">
      <style:text-properties fo:font-size="20pt" style:font-size-asian="20pt" style:font-size-complex="20pt"/>
    </style:style>
    <style:style style:name="P26"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27" style:parent-style-name="Normal" style:family="paragraph">
      <style:paragraph-properties fo:text-align="justify"/>
      <style:text-properties fo:font-size="20pt" style:font-size-asian="20pt" style:font-size-complex="20pt"/>
    </style:style>
    <style:style style:name="P28" style:parent-style-name="Normal" style:family="paragraph">
      <style:paragraph-properties fo:text-align="justify"/>
      <style:text-properties fo:font-size="20pt" style:font-size-asian="20pt" style:font-size-complex="20pt"/>
    </style:style>
    <style:style style:name="P29"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30"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31" style:parent-style-name="Normal" style:family="paragraph">
      <style:paragraph-properties fo:text-align="justify"/>
      <style:text-properties fo:font-size="20pt" style:font-size-asian="20pt" style:font-size-complex="20pt"/>
    </style:style>
    <style:style style:name="P32"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33" style:parent-style-name="Normal" style:family="paragraph">
      <style:text-properties fo:font-size="20pt" style:font-size-asian="20pt" style:font-size-complex="20pt"/>
    </style:style>
    <style:style style:name="P34" style:parent-style-name="Normal" style:family="paragraph">
      <style:text-properties fo:font-size="20pt" style:font-size-asian="20pt" style:font-size-complex="20pt"/>
    </style:style>
    <style:style style:name="P35"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36"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P37"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T38" style:parent-style-name="Policepardéfaut" style:family="text">
      <style:text-properties fo:font-size="20pt" style:font-size-asian="20pt" style:font-size-complex="20pt" style:text-underline-type="single" style:text-underline-style="solid" style:text-underline-width="auto" style:text-underline-mode="continuous"/>
    </style:style>
    <style:style style:name="T39" style:parent-style-name="Policepardéfaut" style:family="text">
      <style:text-properties fo:font-size="20pt" style:font-size-asian="20pt" style:font-size-complex="20pt"/>
    </style:style>
    <style:style style:name="P40" style:parent-style-name="Normal" style:family="paragraph">
      <style:text-properties fo:font-size="20pt" style:font-size-asian="20pt" style:font-size-complex="20pt"/>
    </style:style>
    <style:style style:name="P41" style:parent-style-name="Normal" style:family="paragraph">
      <style:text-properties fo:font-size="20pt" style:font-size-asian="20pt" style:font-size-complex="20pt"/>
    </style:style>
    <style:style style:name="P42" style:parent-style-name="Normal" style:family="paragraph">
      <style:text-properties fo:font-size="20pt" style:font-size-asian="20pt" style:font-size-complex="20pt"/>
    </style:style>
    <style:style style:name="P43" style:parent-style-name="Normal" style:family="paragraph">
      <style:text-properties fo:font-size="20pt" style:font-size-asian="20pt" style:font-size-complex="20pt"/>
    </style:style>
    <style:style style:name="P44" style:parent-style-name="Normal" style:family="paragraph">
      <style:text-properties fo:font-size="20pt" style:font-size-asian="20pt" style:font-size-complex="20pt"/>
    </style:style>
    <style:style style:name="P45" style:parent-style-name="Normal" style:family="paragraph">
      <style:text-properties fo:font-size="20pt" style:font-size-asian="20pt" style:font-size-complex="20pt"/>
    </style:style>
    <style:style style:name="P46" style:parent-style-name="Normal" style:family="paragraph">
      <style:text-properties fo:font-size="20pt" style:font-size-asian="20pt" style:font-size-complex="20pt"/>
    </style:style>
    <style:style style:name="P47" style:parent-style-name="Normal" style:family="paragraph">
      <style:text-properties fo:font-size="20pt" style:font-size-asian="20pt" style:font-size-complex="20pt"/>
    </style:style>
    <style:style style:name="P48" style:parent-style-name="Normal" style:family="paragraph">
      <style:paragraph-properties fo:text-align="center"/>
      <style:text-properties fo:font-size="20pt" style:font-size-asian="20pt" style:font-size-complex="20pt"/>
    </style:style>
    <style:style style:name="P49"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T50" style:parent-style-name="Lienhypertexte" style:family="text">
      <style:text-properties fo:font-size="20pt" style:font-size-asian="20pt" style:font-size-complex="20pt"/>
    </style:style>
    <style:style style:name="T51" style:parent-style-name="Policepardéfaut" style:family="text">
      <style:text-properties fo:font-size="20pt" style:font-size-asian="20pt" style:font-size-complex="20pt" style:text-underline-type="single" style:text-underline-style="solid" style:text-underline-width="auto" style:text-underline-mode="continuous"/>
    </style:style>
    <style:style style:name="T52" style:parent-style-name="Lienhypertexte" style:family="text">
      <style:text-properties fo:font-size="20pt" style:font-size-asian="20pt" style:font-size-complex="20pt"/>
    </style:style>
    <style:style style:name="T53" style:parent-style-name="Policepardéfaut" style:family="text">
      <style:text-properties fo:font-size="20pt" style:font-size-asian="20pt" style:font-size-complex="20pt" style:text-underline-type="single" style:text-underline-style="solid" style:text-underline-width="auto" style:text-underline-mode="continuous"/>
    </style:style>
    <style:style style:name="P54" style:parent-style-name="Normal" style:family="paragraph">
      <style:text-properties fo:font-size="20pt" style:font-size-asian="20pt" style:font-size-complex="20pt" style:text-underline-type="single" style:text-underline-style="solid" style:text-underline-width="auto" style:text-underline-mode="continuous"/>
    </style:style>
    <style:style style:name="T55" style:parent-style-name="Lienhypertexte" style:family="text">
      <style:text-properties fo:font-size="20pt" style:font-size-asian="20pt" style:font-size-complex="20pt"/>
    </style:style>
    <style:style style:name="T56" style:parent-style-name="Policepardéfaut" style:family="text">
      <style:text-properties fo:font-size="20pt" style:font-size-asian="20pt" style:font-size-complex="20pt" style:text-underline-type="single" style:text-underline-style="solid" style:text-underline-width="auto" style:text-underline-mode="continuous"/>
    </style:style>
  </office:automatic-styles>
  <office:body>
    <office:text text:use-soft-page-breaks="true">
      <text:p text:style-name="P1">Analyse de dataset sur les accidents de la route</text:p>
      <text:p text:style-name="P2"/>
      <text:p text:style-name="P3">Mathurin De Crécy DIA 33%</text:p>
      <text:p text:style-name="P4">Titouan Chevassus OCC 33%</text:p>
      <text:p text:style-name="P5">Aymeric Chesterikoff EVD 33%</text:p>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soft-page-break/>
      <text:p text:style-name="P21">Présentation du thème :</text:p>
      <text:p text:style-name="P22">Aujourd’hui, l’IA est quasiment partout dans notre vie quotidienne et aide ingénieur et informaticiens à améliorer notre compréhension de notre environnement afin de pouvoir davantage l’optimiser en améliorant notre confort de vie.</text:p>
      <text:p text:style-name="P23">Cela est par exemple vrai dans le domaine automobile où l’étude approfondie des flux, nous permets d’identifier les zones de trop forte affluence et donc d’aménager notre réseau routier en conséquence ou bien de trouver des chemins alternatifs pour éviter ses zones d’affluences.<text:s/></text:p>
      <text:p text:style-name="P24">Ce domaine est d’autant plus important à analyser lorsque l’on sait qu’il cause environ 3000 décès chaque année en France, nous allons donc nous y intéressé afin de mieux en comprendre ses caractéristiques.</text:p>
      <text:p text:style-name="P25"/>
      <text:p text:style-name="P26">Contexte :</text:p>
      <text:p text:style-name="P27">Nous avons<text:s/>choisi<text:s/>le thème des accidents de voiture<text:s/>car c’est<text:s/>une<text:s/>des premières causes<text:s/>de mort accidentel aujourd’hui en France et dans un monde qui se modernise toujours plus, avec l’arrivé d’IA et de voiture autonome notamment, nous pensons qu’il est judicieux d’étudier<text:s/>ce domaine<text:s/>afin<text:s/>de mieux en comprendre les<text:s/><text:soft-page-break/>enjeux et pouvoir mieux appréhender les zones à risque pour les futurs voiture autonome.</text:p>
      <text:p text:style-name="P28">Ce thème permet de regrouper les 3 majeurs car l’IA sera indispensable aux voitures autonomes mais également au traitement de donnée, la cybersécurité sera tout aussi important pour notamment identifier qu’elles sont les zones les plus à risque d’accident et enfin tout cela pourra enclencher une limitation de vitesse plus faibles dans les zones à risque et en ville permettant également de mieux utiliser nos ressources énergétiques.</text:p>
      <text:p text:style-name="P29"/>
      <text:p text:style-name="P30">Formalisation du problème :</text:p>
      <text:p text:style-name="P31">L’objectif de notre étude est donc d’utiliser 2 dataset (ci-dessous)<text:s/>fournit par les services gouvernementaux, les nettoyer afin de cibler certains critères importants pour mieux visualiser<text:s/>les caractéristiques régulières<text:s/>ayant lieux dans<text:s/>les accidents<text:s/>afin d’identifier qui est le plus concerné, où et quand pour diminuer les risques dans l’avenir.</text:p>
      <text:p text:style-name="P32">Argument choix de l’algo :</text:p>
      <text:p text:style-name="P33">Voir avec Mathurin je suis nul pour ça</text:p>
      <text:p text:style-name="P34">Seaborn est utilisé, cependant je ne vois pas d’algo spécifique</text:p>
      <text:p text:style-name="P35"/>
      <text:p text:style-name="P36"/>
      <text:p text:style-name="P37"/>
      <text:p text:style-name="Normal"><text:span text:style-name="T38">Apprentissage :</text:span><text:span text:style-name="T39"><text:s/></text:span></text:p>
      <text:p text:style-name="P40">Visualisation de data, meilleure compréhension de la répartition<text:s/>des accidents<text:s/>en France</text:p>
      <text:p text:style-name="P41">Apprentissage gestion Librairie seaborn et matplotlib</text:p>
      <text:p text:style-name="P42">Transversalité des<text:s/>majeurs :</text:p>
      <text:p text:style-name="P43">Mathurin :<text:s/>Apport de connaissance plus poussé sur l’info par Mathurin en IA<text:s/>qui maitrise davantage la programmation et la librairie seaborn</text:p>
      <text:p text:style-name="P44">Aymeric : Problématique en réseaux (répartition des accidents proche ou loin des villes afin d’anticiper les bouchons qui augmentent la consommation énergétique)</text:p>
      <text:p text:style-name="P45">Titouan :<text:s/>lien OCC voiture autonome ?</text:p>
      <text:p text:style-name="P46">Travail en équipe et gestion/répartition des tâches</text:p>
      <text:p text:style-name="P47"/>
      <text:p text:style-name="P48"/>
      <text:p text:style-name="P49">Dataset :</text:p>
      <text:p text:style-name="Normal"><text:a xlink:href="https://www.data.gouv.fr/fr/datasets/r/96aadc9f-0b55-4e9a-a70e-c627ed97e6f7" office:target-frame-name="_top" xlink:show="replace"><text:span text:style-name="T50">https://www.data.gouv.fr/fr/datasets/r/96aadc9f-0b55-4e9a-a70e-c627ed97e6f7</text:span></text:a><text:span text:style-name="T51"><text:s/></text:span></text:p>
      <text:p text:style-name="Normal"><text:a xlink:href="https://www.data.gouv.fr/fr/datasets/r/be2191a6-a7cd-446f-a9fc-8d698688eb9e" office:target-frame-name="_top" xlink:show="replace"><text:span text:style-name="T52">https://www.data.gouv.fr/fr/datasets/r/be2191a6-a7cd-446f-a9fc-8d698688eb9e</text:span></text:a><text:span text:style-name="T53"><text:s/></text:span></text:p>
      <text:p text:style-name="P54">Ressource :</text:p>
      <text:p text:style-name="Normal"><text:a xlink:href="https://www.data.gouv.fr/fr/datasets/bases-de-donnees-annuelles-des-accidents-corporels-de-la-circulation-routiere-annees-de-2005-a-2022/" office:target-frame-name="_top" xlink:show="replace"><text:span text:style-name="T55">https://www.data.gouv.fr/fr/datasets/bases-de-donnees-annuelles-des-accidents-corporels-de-la-circulation-routiere-annees-de-2005-a-2022/</text:span></text:a><text:span text:style-name="T56"><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HESTERIKOFF Aymeric</meta:initial-creator>
    <dc:creator>CHESTERIKOFF Aymeric</dc:creator>
    <meta:creation-date>2023-12-23T12:54:00Z</meta:creation-date>
    <dc:date>2023-12-23T12:54:00Z</dc:date>
    <meta:template xlink:href="Normal.dotm" xlink:type="simple"/>
    <meta:editing-cycles>2</meta:editing-cycles>
    <meta:editing-duration>PT60S</meta:editing-duration>
    <meta:document-statistic meta:page-count="5" meta:paragraph-count="6" meta:word-count="536" meta:character-count="3479" meta:row-count="24" meta:non-whitespace-character-count="2949"/>
  </office:meta>
</office:document-meta>
</file>